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800F8F8D7EFB8EC7D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normal" officeooo:rsid="002aa104" officeooo:paragraph-rsid="00285fd1" style:font-size-asian="12pt" style:font-weight-asian="normal" style:font-size-complex="12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rsid="00285fd1" officeooo:paragraph-rsid="00285fd1" style:font-size-asian="12pt" style:font-weight-asian="bold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fo:font-weight="bold" officeooo:rsid="0029e721" officeooo:paragraph-rsid="0029e721" style:font-size-asian="12pt" style:font-weight-asian="bold" style:font-size-complex="12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9e721" officeooo:paragraph-rsid="0029e721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aa104" officeooo:paragraph-rsid="002aa104" style:font-size-asian="12pt" style:font-weight-asian="bold" style:font-size-complex="12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1" fo:font-size="12pt" fo:letter-spacing="normal" fo:font-style="normal" style:text-underline-style="solid" style:text-underline-width="auto" style:text-underline-color="font-color" fo:font-weight="bold" officeooo:rsid="002c6bb9" officeooo:paragraph-rsid="002c6bb9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1" fo:font-size="12pt" officeooo:paragraph-rsid="00171774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e721"/>
    </style:style>
    <style:style style:name="T3" style:family="text">
      <style:text-properties officeooo:rsid="002c6bb9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9e721"/>
    </style:style>
    <style:style style:name="T8" style:family="text">
      <style:text-properties style:text-underline-style="solid" style:text-underline-width="auto" style:text-underline-color="font-color" officeooo:rsid="002c6b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0">Tuplas em Python<text:span text:style-name="T1"/></text:p>
      <text:p text:style-name="P1"/>
      <text:p text:style-name="P1">Em Python,<text:span text:style-name="T5"> as tuplas são estruturas de dados semelhantes às listas,</text:span> porém, <text:span text:style-name="T5">ao contrário das listas, as tuplas são imutáveis</text:span>, o que significa que s<text:span text:style-name="T5">eus elementos não podem ser modificados após a criação</text:span>. As tuplas são frequentemente usadas para armazenar coleções de elementos relacionados. Aqui estão algumas informações e exemplos sobre tuplas em Python:</text:p>
      <text:p text:style-name="P1"/>
      <text:p text:style-name="P6"><text:span text:style-name="T7">1- Criando </text:span><text:span text:style-name="T6"><text:s/>uma </text:span><text:span text:style-name="T8">tupla</text:span><text:span text:style-name="T6">:</text:span></text:p>
      <text:p text:style-name="P1">As tuplas são criadas utilizando parênteses ou, opcionalmente, sem parênteses, separando os elementos por vírgulas. Por exemplo:</text:p>
      <text:p text:style-name="P2">minha_tupla = (1, 2, 3, 4, 5)</text:p>
      <text:p text:style-name="P2">outra_tupla = 1, 2, 3 <text:s/># também é uma tupla válida</text:p>
      <text:p text:style-name="P1"/>
      <text:p text:style-name="P8">2- Acessando elementos d<text:span text:style-name="T3">e uma tupla</text:span>:</text:p>
      <text:p text:style-name="P3">Os elementos de uma tupla podem ser acessados usando índices, assim como nas listas. O índice começa a partir de zero. Por exemplo:</text:p>
      <text:p text:style-name="P3"/>
      <text:p text:style-name="P4">minha_tupla = (1, 2, 3, 4, 5)</text:p>
      <text:p text:style-name="P4">primeiro_elemento = minha_tupla[0] <text:s/># retorna 1</text:p>
      <text:p text:style-name="P4">segundo_elemento = minha_tupla[1] <text:s/># retorna 2</text:p>
      <text:p text:style-name="P3"/>
      <text:p text:style-name="P3"/>
      <text:p text:style-name="P3"/>
      <text:p text:style-name="P3"/>
      <text:p text:style-name="P3"><text:soft-page-break/></text:p>
      <text:p text:style-name="P8">3- <text:span text:style-name="T3">Imutabilidade</text:span>:</text:p>
      <text:p text:style-name="P3">Ao contrário das listas, as tuplas são imutáveis, o que significa que você não pode modificar seus elementos após a criação da tupla. Por exemplo:</text:p>
      <text:p text:style-name="P4">minha_tupla = (1, 2, 3)</text:p>
      <text:p text:style-name="P4">minha_tupla[0] = 10 <text:s/># Isso resultará em um erro, pois as tuplas são imutáveis</text:p>
      <text:p text:style-name="P3"/>
      <text:p text:style-name="P8">4- Tamanho da lista:</text:p>
      <text:p text:style-name="P3">É possível obter o tamanho (número de elementos) de uma lista usando a função len(). Por exemplo:</text:p>
      <text:p text:style-name="P4">minha_lista = [1, 2, 3, 4, 5]</text:p>
      <text:p text:style-name="P4">tamanho = len(minha_lista) <text:s/># retorna 5</text:p>
      <text:p text:style-name="P3"/>
      <text:p text:style-name="P7">5- <text:span text:style-name="T3">Desempacotamento de tuplas</text:span>:</text:p>
      <text:p text:style-name="P3">É possível atribuir os elementos de uma tupla a variáveis individuais em um processo chamado desempacotamento. Por exemplo:</text:p>
      <text:p text:style-name="P4">minha_tupla = (1, 2, 3)</text:p>
      <text:p text:style-name="P4">a, b, c = minha_tupla</text:p>
      <text:p text:style-name="P4">print(a) <text:s/># imprime 1</text:p>
      <text:p text:style-name="P4">print(b) <text:s/># imprime 2</text:p>
      <text:p text:style-name="P4">print(c) <text:s/># imprime 3</text:p>
      <text:p text:style-name="P3"/>
      <text:p text:style-name="P5">Embora as tuplas sejam imutáveis, elas são úteis para armazenar coleções de dados relacionados quando você não precisa alterar seus elementos posteriorment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/>
    <style:font-face style:name="Tahoma1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7.108cm" svg:y="-1.217cm" svg:width="2.263cm" svg:height="2.263cm" draw:z-index="1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7:25:32.511084744</meta:creation-date>
    <dc:date>2023-06-23T20:32:44.254000000</dc:date>
    <meta:editing-duration>PT3H33S</meta:editing-duration>
    <meta:editing-cycles>13</meta:editing-cycles>
    <meta:generator>LibreOffice/7.4.7.2$Windows_X86_64 LibreOffice_project/723314e595e8007d3cf785c16538505a1c878ca5</meta:generator>
    <meta:document-statistic meta:table-count="0" meta:image-count="1" meta:object-count="0" meta:page-count="2" meta:paragraph-count="27" meta:word-count="290" meta:character-count="1754" meta:non-whitespace-character-count="1482"/>
  </office:meta>
</office:document-meta>
</file>